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style:font-face style:name="OpenSymbol" svg:font-family="OpenSymbol" style:font-charset="x-symbol"/>
    <style:font-face style:name="Shape Bit" svg:font-family="'Shape Bit'" style:font-family-generic="modern" style:font-pitch="variable"/>
  </office:font-face-decls>
  <office:automatic-styles>
    <style:style style:name="P1" style:family="paragraph" style:parent-style-name="Heading_20_1">
      <style:text-properties officeooo:rsid="00076e72" officeooo:paragraph-rsid="00076e72"/>
    </style:style>
    <style:style style:name="P2" style:family="paragraph" style:parent-style-name="Heading_20_1">
      <style:paragraph-properties fo:break-before="page"/>
      <style:text-properties officeooo:rsid="00076e72" officeooo:paragraph-rsid="00076e72"/>
    </style:style>
    <style:style style:name="P3" style:family="paragraph" style:parent-style-name="Standard">
      <style:paragraph-properties fo:text-align="center" style:justify-single-word="false"/>
      <style:text-properties fo:font-size="16pt" fo:language="en" fo:country="US" fo:font-weight="bold" officeooo:rsid="000692bb" officeooo:paragraph-rsid="000692bb"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2pt" fo:language="en" fo:country="US" fo:font-weight="normal" officeooo:rsid="000692bb" officeooo:paragraph-rsid="000692bb" style:font-size-asian="10.5pt" style:font-weight-asian="normal" style:font-size-complex="12pt" style:font-weight-complex="normal"/>
    </style:style>
    <style:style style:name="P5" style:family="paragraph" style:parent-style-name="Text_20_body">
      <style:text-properties fo:font-size="20pt" officeooo:paragraph-rsid="00076e72" style:font-size-asian="17.5pt" style:font-size-complex="20pt"/>
    </style:style>
    <style:style style:name="P6" style:family="paragraph" style:parent-style-name="Text_20_body">
      <style:text-properties fo:font-size="20pt" officeooo:rsid="00076e72" officeooo:paragraph-rsid="00076e72" style:font-size-asian="17.5pt" style:font-size-complex="20pt"/>
    </style:style>
    <style:style style:name="P7" style:family="paragraph" style:parent-style-name="Text_20_body">
      <style:text-properties style:font-name="Liberation Sans" fo:font-size="14pt" fo:language="en" fo:country="US" officeooo:rsid="00076e72" officeooo:paragraph-rsid="00076e72" style:font-size-asian="12.25pt" style:font-size-complex="14pt"/>
    </style:style>
    <style:style style:name="P8" style:family="paragraph" style:parent-style-name="Text_20_body">
      <style:text-properties style:font-name="Liberation Sans" fo:font-size="14pt" officeooo:paragraph-rsid="00076e72" style:font-size-asian="12.25pt" style:font-size-complex="14pt"/>
    </style:style>
    <style:style style:name="T1" style:family="text">
      <style:text-properties officeooo:rsid="00076e72"/>
    </style:style>
    <style:style style:name="T2" style:family="text">
      <style:text-properties fo:color="#ffa6a6" loext:opacity="100%" style:font-name="Shape Bit" fo:font-size="60pt" officeooo:rsid="00076e72" style:font-size-asian="60pt" style:font-size-complex="60pt"/>
    </style:style>
    <style:style style:name="T3" style:family="text">
      <style:text-properties fo:color="#ffa6a6" loext:opacity="100%" style:font-name="Shape Bit" fo:font-size="60pt" fo:font-weight="normal" officeooo:rsid="00076e72" style:font-size-asian="60pt" style:font-weight-asian="normal" style:font-size-complex="60pt" style:font-weight-complex="normal"/>
    </style:style>
    <style:style style:name="T4" style:family="text">
      <style:text-properties fo:color="#000000" loext:opacity="100%" style:font-name="Bahnschrift Light" fo:font-size="20pt" fo:font-weight="normal" officeooo:rsid="00076e72" style:font-size-asian="17.5pt" style:font-weight-asian="normal" style:font-size-complex="20pt" style:font-weight-complex="normal"/>
    </style:style>
    <style:style style:name="T5" style:family="text">
      <style:text-properties fo:font-weight="normal" style:font-weight-asian="normal" style:font-weight-complex="normal"/>
    </style:style>
    <style:style style:name="T6" style:family="text">
      <style:text-properties style:font-name="Liberation Sans" fo:font-size="14pt" officeooo:rsid="00076e72" style:font-size-asian="12.25pt" style:font-size-complex="14pt"/>
    </style:style>
    <style:style style:name="T7" style:family="text">
      <style:text-properties style:font-name="Liberation Sans" fo:font-size="14pt" fo:language="en" fo:country="US" style:font-size-asian="12.25pt" style:font-size-complex="14pt"/>
    </style:style>
    <style:style style:name="T8" style:family="text">
      <style:text-properties style:font-name="Liberation Sans" fo:font-size="14pt" fo:language="en" fo:country="US" officeooo:rsid="00076e72" style:font-size-asian="12.25pt" style:font-size-complex="14pt"/>
    </style:style>
    <style:style style:name="T9" style:family="text">
      <style:text-properties fo:language="ru" fo:country="RU" officeooo:rsid="00076e72"/>
    </style:style>
    <style:style style:name="T10" style:family="text">
      <style:text-properties fo:language="en" fo:country="US" officeooo:rsid="00076e7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5"><text:line-break/><text:line-break/><text:line-break/></text:span><text:span text:style-name="T3">CINNAmon bun KITTY</text:span><text:span text:style-name="T2"><text:line-break/></text:span><text:span text:style-name="T4">Designed by Yahor Peres</text:span></text:p>
      <text:p text:style-name="P4"/>
      <text:h text:style-name="P1" text:outline-level="1"><text:soft-page-break/>Story and Gameplay</text:h>
      <text:p text:style-name="P5"><text:tab/><text:span text:style-name="T6">Kitty is a young girl living in a small city of Uban. She’s very cute and kind, but also cool and brave. She likes eating toasts with cheese and tea, doing makeups and playing video games. One day she wakes up from a notification on her phone. Turns out he’s been terribly depressed for the whole week and he needs to see her badly, but he’s too exhausted to come himself. Kitty decides to </text:span><text:span text:style-name="T8">get up and take a trip to her boyfriends house, which is located outside the city. Kitty takes a short trip, filled with different problems and obstacles and arrives to her boyfriend. They kiss. The End.</text:span></text:p>
      <text:p text:style-name="P6"><text:span text:style-name="T7"><text:tab/>Gameplaywise it’s a mashup of different genres of video games. Each level has completely different gameplay.</text:span></text:p>
      <text:p text:style-name="P6"><text:span text:style-name="T7"><text:tab/>First level has point-and-click escape the room type gameplay, with examinable and interactive environment. Player has a list of tasks to perform before moving to the next level.</text:span></text:p>
      <text:p text:style-name="P6"><text:span text:style-name="T7"><text:tab/>Second level is a simple side-scrolling platformer. Player can move in two directions, run and jump. He moves forward across the level and has to overcome obstacles and fight off hostiles to proceed.</text:span></text:p>
      <text:p text:style-name="P6"><text:span text:style-name="T7"><text:tab/>Third level is a typing game. Player has to type out the words on the screen and is penalized for poor performance.</text:span></text:p>
      <text:h text:style-name="P2" text:outline-level="1">Game Flow</text:h>
      <text:p text:style-name="P7"><text:tab/>Player has a score counter, which can increase or decrease throughout the levels.</text:p>
      <text:p text:style-name="P7"><text:tab/>The initial score is defined by how fast player finishes the first level. Player will also be able to get bonus points for some interactions and mini-games.</text:p>
      <text:p text:style-name="P7"><text:tab/>Platforming section has collectibles which, when gained, give bonus points. Score can also be increased by getting rid of mobs and completing a level quickly. The level also has an optional objective, which, if completed, will increase score and affect the ending scene.</text:p>
      <text:p text:style-name="P7"><text:tab/>Score is taken away for poor performance on the typing level. Making a typo, being late to type a word before it disappears is considered poor performance.</text:p>
      <text:h text:style-name="P2" text:outline-level="1">Character and Controls</text:h>
      <text:p text:style-name="P8"><text:tab/><text:span text:style-name="T1">Player takes control of a girl named Kitty, who is a main charaacter of our short story</text:span><text:span text:style-name="T9">. </text:span><text:span text:style-name="T10">Each level has a different control scheme based on a type of gameplay the level utilizes. Correlation between levels and controls as follows.</text:span></text:p>
      <text:p text:style-name="P8"><text:span text:style-name="T10"><text:tab/>First level uses a traditional point and click control scheme, using a mouse cursor to select objects. Left mouse button is used to order a player character to walk to a specific point or interact with an object. </text:span></text:p>
      <text:p text:style-name="P8"><text:span text:style-name="T10"><text:tab/>Right mouse button is used for examining objects and environment. On right mouse button the player character will give helpful hints about an objec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style:font-face style:name="OpenSymbol" svg:font-family="OpenSymbol" style:font-charset="x-symbol"/>
    <style:font-face style:name="Shape Bit" svg:font-family="'Shape Bit'"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15:37:28.582000000</meta:creation-date>
    <dc:date>2024-01-18T20:42:01.719000000</dc:date>
    <meta:editing-duration>PT2H39M36S</meta:editing-duration>
    <meta:editing-cycles>2</meta:editing-cycles>
    <meta:generator>LibreOffice/7.6.3.2$Windows_X86_64 LibreOffice_project/29d686fea9f6705b262d369fede658f824154cc0</meta:generator>
    <meta:document-statistic meta:table-count="0" meta:image-count="0" meta:object-count="0" meta:page-count="4" meta:paragraph-count="16" meta:word-count="436" meta:character-count="2577" meta:non-whitespace-character-count="2117"/>
  </office:meta>
</office:document-meta>
</file>